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2" style:family="paragraph" style:parent-style-name="Standard">
      <style:paragraph-properties fo:margin-left="0.448in" fo:margin-right="1.9583in" fo:text-indent="0in" style:auto-text-indent="false" style:text-autospace="none"/>
      <style:text-properties fo:color="#000000" style:font-name="Verdana" fo:font-size="12pt" style:font-name-asian="MS Shell DLg" style:font-size-asian="12pt" style:font-name-complex="MS Shell DLg"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ry to challenge myself everyday. <text:s/>When I fly, I ask WestJet to give me my itinerary in Chinese. <text:s/>If I don't translate it in time, I don't fly. What's life without challenges?</text:p>
      <text:p text:style-name="P1"/>
      <text:p text:style-name="P2">I seen a stop sign that had the word "Racism" spray painted on it. So it said "Stop Racism" As if someone would see it, and say of course! I will stop racism! I have to. It's my calling. I need to get to work! And then they got hit by a car because they didn't stop.</text:p>
      <text:p text:style-name="P2"/>
      <text:p text:style-name="P2">Some people are rich enough to feed and clothe entire nations. Those same people are also rich enough to fly their children over and have sex with them. Whichever they want. Doesn't really m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12:46.21</meta:creation-date>
    <dc:date>2009-06-27T09:23:12.71</dc:date>
    <dc:creator>Colton Phillips</dc:creator>
    <meta:editing-duration>PT00H05M01S</meta:editing-duration>
    <meta:editing-cycles>3</meta:editing-cycles>
    <meta:generator>OpenOffice.org/3.0$Win32 OpenOffice.org_project/300m15$Build-9379</meta:generator>
    <meta:document-statistic meta:table-count="0" meta:image-count="0" meta:object-count="0" meta:page-count="1" meta:paragraph-count="3" meta:word-count="124" meta:character-count="641"/>
  </office:meta>
</office:document-meta>
</file>